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media-type="image/png" manifest:full-path="Pictures/IMG57d417c37f770ed10fd9485deab84e17"/>
  <manifest:file-entry manifest:media-type="image/svg+xml" manifest:full-path="Pictures/QRCb76ee58e21485191713379d281d70b85"/>
  <manifest:file-entry manifest:media-type="image/png" manifest:full-path="Pictures/IMG17aba88bc9be1abaf4618e11418c4147"/>
  <manifest:file-entry manifest:media-type="image/svg+xml" manifest:full-path="Pictures/QRCaea81ee64b516730fd352ddc497c64b8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18b8" officeooo:paragraph-rsid="000e18b8"/>
    </style:style>
    <style:style style:name="P2" style:family="paragraph" style:parent-style-name="Standard">
      <style:text-properties officeooo:rsid="000c7d11" officeooo:paragraph-rsid="000e18b8"/>
    </style:style>
    <style:style style:name="P3" style:family="paragraph" style:parent-style-name="Standard">
      <style:text-properties officeooo:rsid="001226bb" officeooo:paragraph-rsid="001226bb"/>
    </style:style>
    <style:style style:name="P4" style:family="paragraph" style:parent-style-name="Standard">
      <style:text-properties officeooo:paragraph-rsid="000e18b8"/>
    </style:style>
    <style:style style:name="P5" style:family="paragraph" style:parent-style-name="Standard">
      <style:text-properties officeooo:rsid="000fffde" officeooo:paragraph-rsid="000fffde"/>
    </style:style>
    <style:style style:name="P6" style:family="paragraph" style:parent-style-name="Standard">
      <style:text-properties officeooo:rsid="001d3da9" officeooo:paragraph-rsid="001d3da9"/>
    </style:style>
    <style:style style:name="P7" style:family="paragraph" style:parent-style-name="Standard">
      <style:text-properties officeooo:rsid="00220851" officeooo:paragraph-rsid="00220851"/>
    </style:style>
    <style:style style:name="P8" style:family="paragraph" style:parent-style-name="Standard">
      <style:text-properties officeooo:rsid="0027049b" officeooo:paragraph-rsid="0027049b"/>
    </style:style>
    <style:style style:name="P9" style:family="paragraph" style:parent-style-name="Footer">
      <style:text-properties officeooo:rsid="0028bb89" officeooo:paragraph-rsid="0028bb89"/>
    </style:style>
    <style:style style:name="P10" style:family="paragraph" style:parent-style-name="Standard" style:list-style-name="L1">
      <style:text-properties officeooo:rsid="000e18b8" officeooo:paragraph-rsid="000e18b8"/>
    </style:style>
    <style:style style:name="P11" style:family="paragraph" style:parent-style-name="Standard" style:list-style-name="L1">
      <style:text-properties officeooo:rsid="0024e094" officeooo:paragraph-rsid="0024e094"/>
    </style:style>
    <style:style style:name="T1" style:family="text">
      <style:text-properties officeooo:rsid="000e18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pagebreak" style:family="paragraph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 TEST PAGE 1</text:p>
      <text:p text:style-name="Standard"/>
      <text:p text:style-name="P2">D<text:span text:style-name="T1">ata : </text:span></text:p>
      <text:list xml:id="list2502200863" text:style-name="L1">
        <text:list-item>
          <text:p text:style-name="P10">Value A : &amp;é"(§è!çà</text:p>
        </text:list-item>
        <text:list-item>
          <text:p text:style-name="P11">Value B : -)àç!è§(</text:p>
        </text:list-item>
      </text:list>
      <text:p text:style-name="Standard"/>
      <text:p text:style-name="P7"/>
      <text:p text:style-name="Standard"/>
      <text:p text:style-name="P8">foo</text:p>
      <text:p text:style-name="Standard"/>
      <text:p text:style-name="P3"/>
      <text:p text:style-name="P3"/>
      <text:p text:style-name="P7"/>
      <text:p text:style-name="Standard"/>
      <text:p text:style-name="P8">bar</text:p>
      <text:p text:style-name="Standard"/>
      <text:p text:style-name="P3"/>
      <text:p text:style-name="P3">ok</text:p>
      <text:p text:style-name="P3"/>
      <text:p text:style-name="P3"/>
      <text:p text:style-name="P7"/>
      <text:p text:style-name="P4"/>
      <text:p text:style-name="P1"><draw:frame text:anchor="aschar" svg:width="1.1112499986cm" svg:height="1.1112499986cm"><draw:image xlink:href="Pictures/QRCb76ee58e21485191713379d281d70b85"/></draw:frame>
</text:p>
      <text:p text:style-name="P1"/>
      <text:p text:style-name="P1"><draw:frame text:anchor="aschar" svg:width="3.968749995cm" svg:height="3.968749995cm"><draw:image xlink:href="Pictures/IMG57d417c37f770ed10fd9485deab84e17"/></draw:frame>
</text:p>
      <text:p text:style-name="P4"/>
      <text:p text:style-name="P5">14 août 1988</text:p>
      <text:p text:style-name="pagebreak"/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 TEST PAGE 2</text:p>
      <text:p text:style-name="Standard"/>
      <text:p text:style-name="P2">D<text:span text:style-name="T1">ata : </text:span></text:p>
      <text:list xml:id="list2502200863" text:style-name="L1">
        <text:list-item>
          <text:p text:style-name="P10">Value A : -)àç!è§(</text:p>
        </text:list-item>
        <text:list-item>
          <text:p text:style-name="P11">Value B : &amp;é"(§è!çà</text:p>
        </text:list-item>
      </text:list>
      <text:p text:style-name="Standard"/>
      <text:p text:style-name="P7"/>
      <text:p text:style-name="Standard"/>
      <text:p text:style-name="P8">baz</text:p>
      <text:p text:style-name="Standard"/>
      <text:p text:style-name="P3"/>
      <text:p text:style-name="P3">ok</text:p>
      <text:p text:style-name="P3"/>
      <text:p text:style-name="P3"/>
      <text:p text:style-name="P7"/>
      <text:p text:style-name="Standard"/>
      <text:p text:style-name="P8">foo</text:p>
      <text:p text:style-name="Standard"/>
      <text:p text:style-name="P3"/>
      <text:p text:style-name="P3"/>
      <text:p text:style-name="P7"/>
      <text:p text:style-name="P4"/>
      <text:p text:style-name="P1"><draw:frame text:anchor="aschar" svg:width="1.1112499986cm" svg:height="1.1112499986cm"><draw:image xlink:href="Pictures/QRCaea81ee64b516730fd352ddc497c64b8"/></draw:frame>
</text:p>
      <text:p text:style-name="P1"/>
      <text:p text:style-name="P1"><draw:frame text:anchor="aschar" svg:width="7.93749999cm" svg:height="7.93749999cm"><draw:image xlink:href="Pictures/IMG17aba88bc9be1abaf4618e11418c4147"/></draw:frame>
</text:p>
      <text:p text:style-name="P4"/>
      <text:p text:style-name="P5"> 1 janvier 202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Kévin DUBUC</meta:initial-creator>
    <meta:creation-date>2018-03-21T15:50:14</meta:creation-date>
    <dc:date>2020-10-12T16:54:20.461912235</dc:date>
    <meta:editing-duration>PT9H3M40S</meta:editing-duration>
    <meta:editing-cycles>30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5" meta:word-count="30" meta:character-count="224" meta:non-whitespace-character-count="210"/>
  </office:meta>
</office:document-meta>
</file>